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5.93mm"/>
    </style:style>
    <style:style style:name="co6" style:family="table-column">
      <style:table-column-properties fo:break-before="auto" style:column-width="49.02mm"/>
    </style:style>
    <style:style style:name="co7" style:family="table-column">
      <style:table-column-properties fo:break-before="auto" style:column-width="31.19mm"/>
    </style:style>
    <style:style style:name="co8" style:family="table-column">
      <style:table-column-properties fo:break-before="auto" style:column-width="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12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698724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79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1]" office:value-type="float" office:value="5.10508806208341" calcext:value-type="float">
            <text:p>5.105088062083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ner angle</text:p>
          </table:table-cell>
          <table:table-cell table:formula="of:=(2*PI())/[.B2]" office:value-type="float" office:value="1.5707963267949" calcext:value-type="float">
            <text:p>1.57079632679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79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Y</text:p>
          </table:table-cell>
          <table:table-cell office:value-type="string" calcext:value-type="string">
            <text:p>?</text:p>
          </table:table-cell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rner angle</text:p>
          </table:table-cell>
          <table:table-cell table:formula="of:=(2*PI())/[.B2]" office:value-type="float" office:value="1.5707963267949" calcext:value-type="float">
            <text:p>1.57079632679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28.2842712474619" calcext:value-type="float">
            <text:p>28.28427124746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7]*COS([.E5]))+[.B5]" office:value-type="float" office:value="78.2842712474619" calcext:value-type="float">
            <text:p>78.28427124746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8]*SIN([.E5]))+[.B6]" office:value-type="float" office:value="50" calcext:value-type="float">
            <text:p>50</text:p>
          </table:table-cell>
        </table:table-row>
      </table:table>
      <table:table table:name="calc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[Parent.B3]/[Child.B3]" office:value-type="float" office:value="2.66666666666667" calcext:value-type="float">
            <text:p>2 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rotation (rad)</text:p>
          </table:table-cell>
          <table:table-cell table:formula="of:=[Child.E3]*[.B1]" office:value-type="float" office:value="5.10508806208341" calcext:value-type="float">
            <text:p>5.10508806208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3]/((2*PI())/[Child.B2])"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2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28.99mm" svg:height="21.76mm" svg:x="55.01mm" svg:y="7.57mm" draw:caption-point-x="-6.1mm" draw:caption-point-y="15.1mm">
              <dc:date>2019-09-06T00:00:00</dc:date>
              <text:p text:style-name="P1"><text:span text:style-name="T1">The number of </text:span><text:span text:style-name="T1">radians to travel </text:span><text:span text:style-name="T1">across one of the </text:span><text:span text:style-name="T1">parents faces</text:span></text:p>
            </office:annotation>
            <text:p>Parent face distance (rad)</text:p>
          </table:table-cell>
          <table:table-cell table:formula="of:=[.B5]*[Child.E4]" office:value-type="float" office:value="4.71238898038469" calcext:value-type="float">
            <text:p>4.71238898038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[.B3]/[.B6]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7]*((2*PI())/[Parent.B2])" office:value-type="float" office:value="1.5707963267949" calcext:value-type="float">
            <text:p>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6]+[Parent.E6])*[Parent.B2]" office:value-type="float" office:value="25.1327412287183" calcext:value-type="float">
            <text:p>25.1327412287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4]/[.B2]);[Parent.B2]))+1" office:value-type="float" office:value="2.21875" calcext:value-type="float">
            <text:p>2.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[Parent.$E$5] + ((FLOOR([calc.$B$10]; 1)-1) * (PI()/2)))) + [$Parent.B5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[Parent.$E$5] + ((FLOOR([.$B$10]; 1)-1) * (PI()/2)))) + [$Parent.B6]" office:value-type="float" office:value="78.2842712474619" calcext:value-type="float">
            <text:p>78.2842712474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[Parent.E5] + ((CEILING([.B10]; 1)-1) * (PI()/2)))) + [$Parent.B5]" office:value-type="float" office:value="21.7157287525381" calcext:value-type="float">
            <text:p>21.715728752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[Parent.E5] + ((CEILING([.B10]; 1)-1) * (PI()/2))) + [$Parent.B6]"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child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ontact poin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ontact point y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2" draw:text-style-name="P3" svg:width="178.38mm" svg:height="125.66mm" svg:x="109.67mm" svg:y="4.52mm">
            <draw:object draw:notify-on-update-of-ranges="Graph.C2:Graph.C6 Graph.B2:Graph.B6 Parent.B6:Parent.B6 Parent.B5:Parent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F start</text:p>
          </table:table-cell>
          <table:table-cell table:formula="of:=[$calc.B11]" office:value-type="float" office:value="50" calcext:value-type="float">
            <text:p>50</text:p>
          </table:table-cell>
          <table:table-cell table:formula="of:=[$calc.B12]" office:value-type="float" office:value="78.2842712474619" calcext:value-type="float">
            <text:p>78.2842712474619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[$calc.B13]" office:value-type="float" office:value="21.7157287525381" calcext:value-type="float">
            <text:p>21.7157287525381</text:p>
          </table:table-cell>
          <table:table-cell table:formula="of:=[$calc.B14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3<text:span text:style-name="T2">rd</text:span></text:p>
          </table:table-cell>
          <table:table-cell table:formula="of:=([Parent.$E$7]*COS([Parent.$E$5] + ((CEILING([calc.$B$10]; 1)+1) * (PI()/2)))) + parentX" office:value-type="float" office:value="78.2842712474619" calcext:value-type="float">
            <text:p>78.2842712474619</text:p>
          </table:table-cell>
          <table:table-cell table:formula="of:=([Parent.$E$7]*SIN([Parent.$E$5] + ((CEILING([.$B$10]; 1)+1) * (PI()/2)))) + parentY" office:value-type="float" office:value="78.2842712474619" calcext:value-type="float">
            <text:p>78.2842712474619</text:p>
          </table:table-cell>
        </table:table-row>
        <table:table-row table:style-name="ro2">
          <table:table-cell office:value-type="string" calcext:value-type="string">
            <text:p>4<text:span text:style-name="T2">th</text:span></text:p>
          </table:table-cell>
          <table:table-cell table:formula="of:=([Parent.$E$7]*COS([Parent.$E$5] + ((CEILING([calc.$B$10]; 1)+2) * (PI()/2)))) + parentX" office:value-type="float" office:value="50" calcext:value-type="float">
            <text:p>50</text:p>
          </table:table-cell>
          <table:table-cell table:formula="of:=([Parent.$E$7]*SIN([Parent.$E$5] + ((CEILING([.$B$10]; 1)+2) * (PI()/2)))) + parentY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5<text:span text:style-name="T2">th</text:span></text:p>
          </table:table-cell>
          <table:table-cell table:formula="of:=([Parent.$E$7]*COS([Parent.$E$5] + ((FLOOR([calc.$B$10]; 1)+1) * (PI()/2)))) + parentX" office:value-type="float" office:value="50" calcext:value-type="float">
            <text:p>50</text:p>
          </table:table-cell>
          <table:table-cell table:formula="of:=([Parent.$E$7]*SIN([Parent.$E$5] + ((FLOOR([.$B$10]; 1)+1) * (PI()/2)))) + parentY" office:value-type="float" office:value="78.2842712474619" calcext:value-type="float">
            <text:p>78.2842712474619</text:p>
          </table:table-cell>
        </table:table-row>
      </table:table>
      <table:named-expressions>
        <table:named-range table:name="PAF" table:base-cell-address="$calc.$B$10" table:cell-range-address="$calc.$B$10"/>
        <table:named-range table:name="parentRadius" table:base-cell-address="$Parent.$E$7" table:cell-range-address="$Parent.$E$7"/>
        <table:named-range table:name="parentX" table:base-cell-address="$Parent.$B$5" table:cell-range-address="$Parent.$B$5"/>
        <table:named-range table:name="parentY" table:base-cell-address="$Parent.$B$6" table:cell-range-address="$Parent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22:07:30.695370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09T23:19:49.303712304</dc:date>
    <meta:editing-duration>PT47M10S</meta:editing-duration>
    <meta:editing-cycles>9</meta:editing-cycles>
    <meta:generator>LibreOffice/6.0.7.3$Linux_X86_64 LibreOffice_project/00m0$Build-3</meta:generator>
    <meta:document-statistic meta:table-count="4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39cm" svg:height="12.567cm" xlink:href=".." xlink:type="simple" chart:class="chart:scatter" chart:style-name="ch1">
        <chart:legend chart:legend-position="end" svg:x="15.542cm" svg:y="5.735cm" style:legend-expansion="high" chart:style-name="ch2"/>
        <chart:plot-area chart:style-name="ch3" table:cell-range-address="Graph.B2:Graph.C6 Parent.B6:Parent.B6" chart:data-source-has-labels="row" svg:x="0.356cm" svg:y="0.251cm" svg:width="14.83cm" svg:height="12.065cm">
          <chartooo:coordinate-region svg:x="0.977cm" svg:y="0.451cm" svg:width="14.022cm" svg:height="11.2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.C2:Graph.C6" loext:label-string="parent" chart:class="chart:scatter">
            <chart:domain table:cell-range-address="Graph.B2:Graph.B6"/>
            <chart:data-point chart:repeated="5"/>
          </chart:series>
          <chart:series chart:style-name="ch8" chart:values-cell-range-address="Parent.B6:Parent.B6" loext:label-string="parent" chart:class="chart:scatter">
            <chart:domain table:cell-range-address="Parent.B5:Parent.B5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ent</text:p>
              </table:table-cell>
              <table:table-cell office:value-type="string">
                <text:p/>
              </table:table-cell>
              <table:table-cell office:value-type="string">
                <text:p>pa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Graph.B2:Graph.B6</svg:desc>
                </draw:g>
              </table:table-cell>
              <table:table-cell office:value-type="float" office:value="78.2842712474619">
                <text:p>78.2842712474619</text:p>
                <draw:g>
                  <svg:desc>Graph.C2:Graph.C6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